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D0000005EF6DA12017891606E.png" manifest:media-type="image/png"/>
  <manifest:file-entry manifest:full-path="Pictures/10000001000000A800000072A58264660B1DB29F.png" manifest:media-type="image/png"/>
  <manifest:file-entry manifest:full-path="Pictures/10000000000001820000008C3EB50D1656BA85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P3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4" style:family="paragraph" style:parent-style-name="LO-normal">
      <style:paragraph-properties fo:margin-left="-0.002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6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7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P8" style:family="paragraph" style:parent-style-name="LO-normal">
      <style:paragraph-properties fo:margin-left="-0.002cm" fo:margin-right="0.009cm" fo:line-height="150%" fo:text-indent="0cm" style:auto-text-indent="false"/>
    </style:style>
    <style:style style:name="P9" style:family="paragraph" style:parent-style-name="Heading_20_2">
      <style:text-properties style:font-name="arial" officeooo:rsid="0008c313" officeooo:paragraph-rsid="0008c313"/>
    </style:style>
    <style:style style:name="P10" style:family="paragraph" style:parent-style-name="Heading_20_2">
      <style:text-properties style:font-name="arial" officeooo:rsid="000d6af6" officeooo:paragraph-rsid="000d6af6"/>
    </style:style>
    <style:style style:name="P11" style:family="paragraph" style:parent-style-name="Heading_20_2" style:list-style-name="WWNum1">
      <style:text-properties style:font-name="arial" fo:font-size="18pt" officeooo:rsid="0008c313" officeooo:paragraph-rsid="0008c313" style:font-size-asian="18pt" style:font-size-complex="18pt"/>
    </style:style>
    <style:style style:name="P12" style:family="paragraph" style:parent-style-name="Heading_20_2">
      <style:text-properties style:font-name="arial" fo:font-size="18pt" officeooo:rsid="000d6af6" officeooo:paragraph-rsid="000d6af6" style:font-size-asian="18pt" style:font-size-complex="18pt"/>
    </style:style>
    <style:style style:name="P13" style:family="paragraph" style:parent-style-name="Heading_20_3">
      <style:text-properties style:font-name="arial" fo:font-size="14pt" officeooo:rsid="0008c313" officeooo:paragraph-rsid="0008c313" style:font-size-asian="14pt" style:font-size-complex="14pt"/>
    </style:style>
    <style:style style:name="P14" style:family="paragraph" style:parent-style-name="Heading_20_3">
      <style:text-properties style:font-name="arial" fo:font-size="18pt" officeooo:paragraph-rsid="0008c313" style:font-size-asian="18pt" style:font-size-complex="18pt"/>
    </style:style>
    <style:style style:name="P1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16" style:family="paragraph" style:parent-style-name="LO-normal" style:master-page-name="First_20_Page">
      <style:paragraph-properties fo:margin-left="0cm" fo:margin-right="0.009cm" fo:line-height="150%" fo:text-align="center" style:justify-single-word="false" fo:text-indent="0cm" style:auto-text-indent="false" style:page-number="1"/>
      <style:text-properties style:font-name="Arial" fo:font-weight="bold" style:font-name-asian="Arial2" style:font-weight-asian="bold" style:font-name-complex="Arial2"/>
    </style:style>
    <style:style style:name="P17" style:family="paragraph" style:parent-style-name="LO-normal">
      <style:paragraph-properties fo:margin-left="-0.002cm" fo:margin-right="0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18" style:family="paragraph" style:parent-style-name="LO-normal">
      <style:paragraph-properties fo:margin-left="-0.002cm" fo:margin-right="0.009cm" fo:line-height="150%" fo:text-indent="0cm" style:auto-text-indent="false"/>
      <style:text-properties style:font-name="Arial" fo:font-weight="bold" style:font-name-asian="Arial2" style:font-weight-asian="bold" style:font-name-complex="Arial2"/>
    </style:style>
    <style:style style:name="P19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20" style:family="paragraph" style:parent-style-name="LO-normal">
      <style:text-properties style:use-window-font-color="true" loext:opacity="0%" style:font-name="Arial1" fo:font-size="14pt" fo:language="pt" fo:country="BR" fo:font-weight="bold" officeooo:rsid="000a9ef9" officeooo:paragraph-rsid="000a9ef9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1" style:family="paragraph" style:parent-style-name="LO-normal">
      <style:text-properties style:use-window-font-color="true" loext:opacity="0%" style:font-name="arial" fo:font-size="12pt" fo:language="pt" fo:country="BR" fo:font-weight="normal" officeooo:rsid="0008c313" officeooo:paragraph-rsid="0008c313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2" style:family="paragraph" style:parent-style-name="LO-normal">
      <style:text-properties style:use-window-font-color="true" loext:opacity="0%" style:font-name="arial" fo:font-size="14pt" fo:language="pt" fo:country="BR" fo:font-weight="bold" officeooo:rsid="0008c313" officeooo:paragraph-rsid="0008c313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3" style:family="paragraph" style:parent-style-name="LO-normal">
      <style:text-properties style:use-window-font-color="true" loext:opacity="0%" style:font-name="arial" fo:font-size="14pt" fo:language="pt" fo:country="BR" fo:font-weight="bold" officeooo:rsid="000a9ef9" officeooo:paragraph-rsid="000a9ef9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4" style:family="paragraph" style:parent-style-name="LO-normal">
      <style:text-properties style:use-window-font-color="true" loext:opacity="0%" style:font-name="arial" fo:font-size="14pt" fo:language="pt" fo:country="BR" fo:font-weight="bold" officeooo:rsid="000d6af6" officeooo:paragraph-rsid="000d6af6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5" style:family="paragraph" style:parent-style-name="LO-normal">
      <style:text-properties style:use-window-font-color="true" loext:opacity="0%" style:font-name="arial" fo:font-size="14pt" fo:language="pt" fo:country="BR" fo:font-weight="normal" officeooo:rsid="0008c313" officeooo:paragraph-rsid="0008c313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6" style:family="paragraph" style:parent-style-name="LO-normal">
      <style:text-properties style:use-window-font-color="true" loext:opacity="0%" style:font-name="arial" fo:font-size="14pt" fo:language="pt" fo:country="BR" fo:font-weight="normal" officeooo:rsid="000a9ef9" officeooo:paragraph-rsid="000a9ef9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7" style:family="paragraph" style:parent-style-name="LO-normal">
      <style:text-properties style:use-window-font-color="true" loext:opacity="0%" style:font-name="arial" fo:font-size="14pt" fo:language="pt" fo:country="BR" fo:font-weight="normal" officeooo:rsid="000d6af6" officeooo:paragraph-rsid="000d6af6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8" style:family="paragraph" style:parent-style-name="LO-normal">
      <style:text-properties style:use-window-font-color="true" loext:opacity="0%" style:font-name="arial" fo:font-size="14pt" fo:language="pt" fo:country="BR" fo:font-weight="normal" officeooo:rsid="0008c313" officeooo:paragraph-rsid="0008c313" style:letter-kerning="fals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9" style:family="paragraph" style:parent-style-name="LO-normal">
      <style:text-properties style:use-window-font-color="true" loext:opacity="0%" style:font-name="arial" fo:font-size="14pt" fo:language="pt" fo:country="BR" officeooo:rsid="0008c313" officeooo:paragraph-rsid="0008c313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30" style:family="paragraph" style:parent-style-name="LO-normal">
      <style:text-properties style:font-name="arial" fo:font-weight="normal" officeooo:rsid="000d6af6" officeooo:paragraph-rsid="000d6af6" style:font-weight-asian="normal" style:font-weight-complex="normal"/>
    </style:style>
    <style:style style:name="P31" style:family="paragraph" style:parent-style-name="LO-normal">
      <style:text-properties style:font-name="arial" fo:font-weight="normal" officeooo:paragraph-rsid="000d6af6" style:font-weight-asian="normal" style:font-weight-complex="normal"/>
    </style:style>
    <style:style style:name="P32" style:family="paragraph" style:parent-style-name="LO-normal">
      <style:text-properties style:font-name="arial" officeooo:rsid="000d6af6" officeooo:paragraph-rsid="000d6af6"/>
    </style:style>
    <style:style style:name="P33" style:family="paragraph" style:parent-style-name="LO-normal">
      <style:text-properties style:font-name="arial" fo:font-size="14pt" officeooo:rsid="0008c313" officeooo:paragraph-rsid="0008c313" style:font-size-asian="14pt" style:font-size-complex="14pt"/>
    </style:style>
    <style:style style:name="P34" style:family="paragraph" style:parent-style-name="LO-normal">
      <style:text-properties style:font-name="arial" fo:font-size="14pt" fo:font-weight="normal" officeooo:rsid="0008c313" officeooo:paragraph-rsid="0008c313" style:font-size-asian="14pt" style:font-weight-asian="normal" style:font-size-complex="14pt" style:font-weight-complex="normal"/>
    </style:style>
    <style:style style:name="P3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officeooo:rsid="0008c313"/>
    </style:style>
    <style:style style:name="T4" style:family="text"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loext:opacity="0%" style:font-name="Arial1" fo:font-size="12pt" fo:language="pt" fo:country="BR" fo:font-weight="bold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6" style:family="text">
      <style:text-properties style:use-window-font-color="true" loext:opacity="0%" style:font-name="Arial1" fo:font-size="12pt" fo:language="pt" fo:country="BR" fo:font-weight="bold" officeooo:rsid="0008c313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7" style:family="text">
      <style:text-properties style:use-window-font-color="true" loext:opacity="0%" style:font-name="Arial1" fo:font-size="12pt" fo:language="pt" fo:country="BR" style:letter-kerning="false" style:font-name-asian="Noto Serif CJK SC" style:font-size-asian="12pt" style:language-asian="zh" style:country-asian="CN" style:font-name-complex="Lohit Devanagari" style:font-size-complex="10pt" style:language-complex="hi" style:country-complex="IN"/>
    </style:style>
    <style:style style:name="T8" style:family="text">
      <style:text-properties style:use-window-font-color="true" loext:opacity="0%" style:font-name="Arial1" fo:font-size="14pt" fo:language="pt" fo:country="BR" fo:font-weight="bold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T9" style:family="text">
      <style:text-properties style:use-window-font-color="true" loext:opacity="0%" style:font-name="Arial1" fo:font-size="14pt" fo:language="pt" fo:country="BR" fo:font-weight="bold" officeooo:rsid="000d6af6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T10" style:family="text">
      <style:text-properties style:use-window-font-color="true" loext:opacity="0%" style:font-name="Arial1" fo:font-size="14pt" fo:language="pt" fo:country="BR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11" style:family="text">
      <style:text-properties style:use-window-font-color="true" loext:opacity="0%" style:font-name="Arial1" fo:font-size="14pt" fo:language="pt" fo:country="BR" officeooo:rsid="000d6af6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12" style:family="text">
      <style:text-properties style:use-window-font-color="true" loext:opacity="0%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use-window-font-color="true" loext:opacity="0%" fo:font-size="12pt" fo:language="pt" fo:country="BR" style:letter-kerning="false" style:font-name-asian="Noto Serif CJK SC" style:font-size-asian="12pt" style:language-asian="zh" style:country-asian="CN" style:font-name-complex="Lohit Devanagari" style:font-size-complex="10pt" style:language-complex="hi" style:country-complex="IN"/>
    </style:style>
    <style:style style:name="T14" style:family="text">
      <style:text-properties style:use-window-font-color="true" loext:opacity="0%" fo:font-size="12pt" fo:language="pt" fo:country="BR" fo:font-weight="bold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15" style:family="text">
      <style:text-properties style:use-window-font-color="true" loext:opacity="0%" fo:font-size="12pt" fo:language="pt" fo:country="BR" fo:font-weight="bold" officeooo:rsid="0008c313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16" style:family="text">
      <style:text-properties style:use-window-font-color="true" loext:opacity="0%" fo:font-size="14pt" fo:language="pt" fo:country="BR" fo:font-weight="bold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T17" style:family="text">
      <style:text-properties style:use-window-font-color="true" loext:opacity="0%" fo:font-size="14pt" fo:language="pt" fo:country="BR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18" style:family="text">
      <style:text-properties style:use-window-font-color="true" loext:opacity="0%" fo:font-size="14pt" fo:language="pt" fo:country="BR" officeooo:rsid="000d6af6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19" style:family="text">
      <style:text-properties style:use-window-font-color="true" loext:opacity="0%" fo:language="pt" fo:country="BR" style:letter-kerning="false" style:font-name-asian="Noto Serif CJK SC" style:language-asian="zh" style:country-asian="CN" style:font-name-complex="Lohit Devanagari" style:language-complex="hi" style:country-complex="IN"/>
    </style:style>
    <style:style style:name="T20" style:family="text">
      <style:text-properties style:use-window-font-color="true" loext:opacity="0%" fo:language="pt" fo:country="BR" fo:font-weight="bold" style:letter-kerning="false" style:font-name-asian="Noto Serif CJK SC" style:language-asian="zh" style:country-asian="CN" style:font-weight-asian="bold" style:font-name-complex="Lohit Devanagari" style:language-complex="hi" style:country-complex="IN"/>
    </style:style>
    <style:style style:name="T21" style:family="text">
      <style:text-properties style:use-window-font-color="true" loext:opacity="0%" fo:language="pt" fo:country="BR" fo:font-weight="bold" officeooo:rsid="0008c313" style:letter-kerning="false" style:font-name-asian="Noto Serif CJK SC" style:language-asian="zh" style:country-asian="CN" style:font-weight-asian="bold" style:font-name-complex="Lohit Devanagari" style:language-complex="hi" style:country-complex="IN"/>
    </style:style>
    <style:style style:name="T22" style:family="text">
      <style:text-properties style:use-window-font-color="true" loext:opacity="0%" fo:font-size="18pt" fo:language="pt" fo:country="BR" fo:font-weight="bold" style:letter-kerning="fals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/>
    </style:style>
    <style:style style:name="T23" style:family="text">
      <style:text-properties officeooo:rsid="000d6af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urso Tecnológico Superior em Desenvolvimento de Software Multiplataforma</text:p>
      <text:p text:style-name="P17">DR. THOMAZ NOVELINO</text:p>
      <text:p text:style-name="P5"/>
      <text:p text:style-name="P6">PROJETO INTERDISCIPLINAR - 3° SEMESTRE</text:p>
      <text:p text:style-name="P6"/>
      <text:p text:style-name="P18">Discentes </text:p>
      <text:p text:style-name="P18"><text:tab/>Denys Ferreira Malta <text:tab/><text:tab/><text:tab/>R.A.109.139.222.3038</text:p>
      <text:p text:style-name="P18">Henrique de Fraia Paschoal <text:tab/><text:tab/>R.A. 109.139.222.3004</text:p>
      <text:p text:style-name="P8"><text:span text:style-name="T1">Samuel Luiz Martins dos Santos</text:span><text:span text:style-name="T2"> <text:tab/></text:span><text:span text:style-name="T1">R.A. 109.139.222.3033</text:span></text:p>
      <text:p text:style-name="P18">Victor Hugo Moro <text:tab/><text:tab/><text:tab/><text:tab/>R.A. 109.139.222.3018</text:p>
      <text:p text:style-name="P4"/>
      <text:p text:style-name="P8"/>
      <text:list xml:id="list1785502480" text:style-name="WWNum1">
        <text:list-item>
          <text:h text:style-name="P11" text:outline-level="2">Briefing</text:h>
          <text:list>
            <text:list-item>
              <text:list>
                <text:list-header>
                  <text:h text:style-name="P13" text:outline-level="3">Objetivos</text:h>
                </text:list-header>
              </text:list>
            </text:list-item>
          </text:list>
        </text:list-item>
      </text:list>
      <text:p text:style-name="P33">O objetivo deste projeto <text:span text:style-name="T19">é desenvolver uma aplicação web educacional gamificada. A aplicação permitirá que os alunos enviem seu código, revisem os códigos de outro alunos e participem de atividades educacionais gamificadas para aprimorar suas habilidades de programação.</text:span></text:p>
      <text:p text:style-name="P29"/>
      <text:list xml:id="list181117279187173" text:continue-numbering="true" text:style-name="WWNum1">
        <text:list-item>
          <text:list>
            <text:list-item>
              <text:list>
                <text:list-header>
                  <text:h text:style-name="P13" text:outline-level="3">Estrat<text:span text:style-name="T20">égia</text:span></text:h>
                </text:list-header>
              </text:list>
            </text:list-item>
          </text:list>
        </text:list-item>
      </text:list>
      <text:p text:style-name="P28">- Utilizar React, Node, MongoDB para o desenvolvimento da aplicação.</text:p>
      <text:p text:style-name="P28">- Implementar recursos gamificados, como pontos, conquistas e classificações para incentivar o engajamento dos alunos.</text:p>
      <text:p text:style-name="P28">- Oferecer um ambiente colaborativo para revisão de código entre os alunos.</text:p>
      <text:p text:style-name="P28">- Facilitar a analise de desempenho dos alunos e suas interações.</text:p>
      <text:p text:style-name="P28"/>
      <text:list xml:id="list181116059102143" text:continue-numbering="true" text:style-name="WWNum1">
        <text:list-item>
          <text:list>
            <text:list-item>
              <text:list>
                <text:list-header>
                  <text:h text:style-name="P13" text:outline-level="3">Resultado Esperado</text:h>
                </text:list-header>
              </text:list>
            </text:list-item>
          </text:list>
        </text:list-item>
      </text:list>
      <text:p text:style-name="P33">Espera-se criar uma plataforma interativa e envolvente que promova a aprendizagem colaborativa e melhore as habilidades de programaç<text:span text:style-name="T19">ão dos <text:s/></text:span><text:soft-page-break/><text:span text:style-name="T19">alunos. A aplicação deve ser de fácil utilização e oferecer uma experiência de usuário agradável.</text:span></text:p>
      <text:p text:style-name="P29"/>
      <text:list xml:id="list181117300241846" text:continue-numbering="true" text:style-name="WWNum1">
        <text:list-item>
          <text:list>
            <text:list-item>
              <text:list>
                <text:list-header>
                  <text:h text:style-name="P14" text:outline-level="3"><text:span text:style-name="T3">An</text:span><text:span text:style-name="T21">álise pela Visão do Design</text:span></text:h>
                </text:list-header>
              </text:list>
            </text:list-item>
          </text:list>
        </text:list-item>
      </text:list>
      <text:p text:style-name="P34"><text:span text:style-name="T19">A aplicação deve ser visualmente atrativa, com uma inferface de usuário intuitiva. Os elementos gamificados, como ícones de conquistas e pontuações, devem ser visualmente estimulantes. Além disso, a plataforma deve fornecer feedback claro aos usuários sobre suas atividades e progresso.</text:span></text:p>
      <text:p text:style-name="P21"/>
      <text:p text:style-name="P21"/>
      <text:list xml:id="list181117095559413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h text:style-name="P9" text:outline-level="2"><text:s/><text:span text:style-name="T25"><text:s/>Plano de Aç</text:span><text:span text:style-name="T22">ão 5W1H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P22">O Quê?</text:p>
      <text:p text:style-name="P25">Desenvolvimento de uma aplicação de software web educacional gamificado.</text:p>
      <text:p text:style-name="P22"/>
      <text:p text:style-name="P22">Quem?</text:p>
      <text:p text:style-name="P25">- Equipe de desenvolvimento de softwares.</text:p>
      <text:p text:style-name="P25">- Alunos e professores da escola que utilizarão a aplicação.</text:p>
      <text:p text:style-name="P22"/>
      <text:p text:style-name="P22">Quando?</text:p>
      <text:p text:style-name="P26">02/09 1ª Sprint – WireFrame</text:p>
      <text:p text:style-name="P26">30/09 2ª Sprint – 1ªDocumentação</text:p>
      <text:p text:style-name="P26">21/10 3ª Sprint – 2ªDocumentação + API + FRONT + B.D.</text:p>
      <text:p text:style-name="P26">11/11 4ª Sprint – Entrega final após refatorações e ajustes</text:p>
      <text:p text:style-name="P23"/>
      <text:p text:style-name="P23">Onde?</text:p>
      <text:p text:style-name="P26">O desenvolvimento ocorrerá no campus da faculdade, com a possibilidade de colaboração remota através de testes e feedback dos próprios alunos da Fatec.</text:p>
      <text:p text:style-name="P23"/>
      <text:p text:style-name="P23">Como?</text:p>
      <text:p text:style-name="P26">Utilizando React para o front-end, Node.js para o back-end e MongoDB para o banco de dados. O design será centrado na experiência de usuário, com elementos gamificados e feedback visual.</text:p>
      <text:p text:style-name="P23"/>
      <text:list xml:id="list181115463804658" text:continue-numbering="true" text:style-name="WWNum1">
        <text:list-item>
          <text:list>
            <text:list-header>
              <text:h text:style-name="P12" text:outline-level="2"><text:soft-page-break/>Personas</text:h>
            </text:list-header>
          </text:list>
        </text:list-item>
      </text:list>
      <text:p text:style-name="P24">1. Lucas, estudante de desenvolvimento de softwares:</text:p>
      <text:p text:style-name="P24"><text:tab/><text:tab/>Idade: <text:span text:style-name="T24">22 anos</text:span></text:p>
      <text:p text:style-name="P24"><text:tab/><text:tab/>Objetivo: <text:span text:style-name="T24">Melhorar suas habilidades de programação e <text:tab/>colaborar com outros estudantes</text:span></text:p>
      <text:p text:style-name="P24"><text:tab/><text:tab/>Expectativas: <text:span text:style-name="T24">Uma plataforma intuitiva e motivadora para revisão de código e participação em desafios gamificados.</text:span></text:p>
      <text:p text:style-name="P24"/>
      <text:p text:style-name="P24">2. Isabela, Professora de programação</text:p>
      <text:p text:style-name="P24"><text:tab/><text:tab/>Idade: <text:span text:style-name="T24">30 anos</text:span></text:p>
      <text:p text:style-name="P24"><text:tab/><text:tab/>Objetivo: <text:span text:style-name="T24">Facilitar a aprendizagem dos alunos e monitorar seu <text:tab/>progresso.</text:span></text:p>
      <text:p text:style-name="P24"><text:tab/><text:tab/>Expectativas: <text:span text:style-name="T24">Uma ferramenta que permita criar atividades educacionais gamificadas e avaliar o desempenho dos alunos.</text:span></text:p>
      <text:p text:style-name="P24"/>
      <text:list xml:id="list181115909133031" text:continue-numbering="true" text:style-name="WWNum1">
        <text:list-item>
          <text:list>
            <text:list-header>
              <text:h text:style-name="P10" text:outline-level="2"/>
              <text:h text:style-name="P12" text:outline-level="2"><text:span text:style-name="T20">Resultados</text:span></text:h>
            </text:list-header>
          </text:list>
        </text:list-item>
      </text:list>
      <text:p text:style-name="P32"><text:span text:style-name="T16">Suposições:</text:span></text:p>
      <text:p text:style-name="P30"><text:span text:style-name="T17">- Os alunos estão dispostos a participar de atividades gamificadas</text:span></text:p>
      <text:p text:style-name="P30"><text:span text:style-name="T17">- O uso de uma plataforma de revisão de código promoverá a colaboração entre os alunos.</text:span></text:p>
      <text:p text:style-name="P30"><text:span text:style-name="T17">- A plataforma será acessível em diferentes dispositivos e navegadores</text:span></text:p>
      <text:p text:style-name="P30"><text:span text:style-name="T17">- Os professores adotarão a aplicação para melhorar o ensino</text:span></text:p>
      <text:p text:style-name="P32"><text:span text:style-name="T16"/></text:p>
      <text:p text:style-name="P32"><text:span text:style-name="T16">Hipóteses</text:span></text:p>
      <text:p text:style-name="P30"><text:span text:style-name="T17">- A gamificação aumentará o engajamento dos alunos</text:span></text:p>
      <text:p text:style-name="P30"><text:span text:style-name="T17">- A revisão de código entre os alunos melhorará a qualidade do código</text:span></text:p>
      <text:p text:style-name="P30"><text:span text:style-name="T17">- A plataforma facilitará a avaliação e o acompanhamento do progresso dos alunos</text:span></text:p>
      <text:p text:style-name="P30"><text:span text:style-name="T17"/></text:p>
      <text:p text:style-name="P30"><text:span text:style-name="T17">Validações</text:span></text:p>
      <text:p text:style-name="P30"><text:span text:style-name="T17">- Realizar pesquisas de satisfação com os alunos após o lançamento</text:span></text:p>
      <text:p text:style-name="P26">- <text:span text:style-name="T23">Monitorar a taxa de engajamento e participação em atividades gamificadas</text:span></text:p>
      <text:p text:style-name="P26">- <text:span text:style-name="T23">Avaliar a qualidade do código produzido pelos alunos ao longo do tempo</text:span></text:p>
      <text:p text:style-name="P23"/>
      <text:p text:style-name="P23"/>
      <text:p text:style-name="P24"><text:soft-page-break/>Benchmark</text:p>
      <text:p text:style-name="P27">Para benchmarking, serão analisadas outras plataformas de ensino de programação e ambientes de revisão de código, como GitHub Classroom, Codeacademy, HackerRank e Codewars. Será realizada uma analise comparativa dos seguintes aspectos:</text:p>
      <text:p text:style-name="P27">- Experiência do usuários</text:p>
      <text:p text:style-name="P27">- Recursos gamificados</text:p>
      <text:p text:style-name="P27">- Facilidade de colaboração</text:p>
      <text:p text:style-name="P27">- Integração de revisão de código</text:p>
      <text:p text:style-name="P27">- Feedback aos usuários</text:p>
      <text:p text:style-name="P27">- Acessibilidade e multiplataforma</text:p>
      <text:p text:style-name="P27"/>
      <text:p text:style-name="P31"><text:span text:style-name="T18">Essa analise ajudará na identificação das melhores práticas a serem incorporadas ao projeto e na criação de um produto mais competitivo e efica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list-style-name="WWNum1" style:list-level="1" style:class="text">
      <style:paragraph-properties fo:margin-left="-0.002cm" fo:margin-right="0cm" fo:margin-top="0cm" fo:margin-bottom="0.423cm" style:contextual-spacing="false" fo:text-indent="-0.002cm" style:auto-text-indent="false" fo:break-before="page" fo:padding-left="0cm" fo:padding-right="0cm" fo:padding-top="0cm" fo:padding-bottom="0.106cm" fo:border-left="none" fo:border-right="none" fo:border-top="none" fo:border-bottom="4.51pt solid #808080"/>
      <style:text-properties fo:font-variant="small-caps" style:font-name="Arial1" fo:font-family="Arial" style:font-family-generic="swiss" style:font-pitch="variable" fo:font-size="16pt" fo:font-weight="bold" style:font-size-asian="16pt" style:font-weight-asian="bold" style:font-size-complex="10pt"/>
    </style:style>
    <style:style style:name="Heading_20_2" style:display-name="Heading 2" style:family="paragraph" style:parent-style-name="LO-normal" style:next-style-name="LO-normal" style:default-outline-level="2" style:list-style-name="WWNum1" style:list-level="2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size-complex="10pt"/>
    </style:style>
    <style:style style:name="Heading_20_3" style:display-name="Heading 3" style:family="paragraph" style:parent-style-name="LO-normal" style:next-style-name="LO-normal" style:default-outline-level="3" style:list-style-name="WWNum1" style:list-level="3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weight="bold" style:font-weight-asian="bold" style:font-size-complex="10pt"/>
    </style:style>
    <style:style style:name="Heading_20_4" style:display-name="Heading 4" style:family="paragraph" style:parent-style-name="LO-normal" style:next-style-name="LO-normal" style:default-outline-level="4" style:list-style-name="WWNum1" style:list-level="4" style:class="text">
      <style:paragraph-properties fo:margin-left="-0.002cm" fo:margin-right="0cm" fo:margin-top="0.212cm" fo:margin-bottom="0cm" style:contextual-spacing="false" fo:text-indent="-0.002cm" style:auto-text-indent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5" style:display-name="Heading 5" style:family="paragraph" style:parent-style-name="LO-normal" style:next-style-name="LO-normal" style:default-outline-level="5" style:list-style-name="WWNum1" style:list-level="5" style:class="text">
      <style:paragraph-properties fo:margin-left="-0.002cm" fo:margin-right="0cm" fo:margin-top="0.035cm" fo:margin-bottom="0cm" style:contextual-spacing="false" fo:text-indent="-0.002cm" style:auto-text-indent="false" fo:keep-with-next="always"/>
      <style:text-properties fo:font-variant="small-caps"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6" style:display-name="Heading 6" style:family="paragraph" style:parent-style-name="LO-normal" style:next-style-name="LO-normal" style:default-outline-level="6" style:list-style-name="WWNum1" style:list-level="6" style:class="text">
      <style:paragraph-properties fo:margin-left="-0.002cm" fo:margin-right="0cm" fo:margin-top="0.212cm" fo:margin-bottom="0.106cm" style:contextual-spacing="false" fo:text-indent="-0.002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LO-normal" style:next-style-name="LO-normal" style:default-outline-level="7" style:list-style-name="WWNum1" style:list-level="7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style:font-size-complex="10pt"/>
    </style:style>
    <style:style style:name="Heading_20_8" style:display-name="Heading 8" style:family="paragraph" style:parent-style-name="LO-normal" style:next-style-name="LO-normal" style:default-outline-level="8" style:list-style-name="WWNum1" style:list-level="8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LO-normal" style:next-style-name="LO-normal" style:default-outline-level="9" style:list-style-name="WWNum1" style:list-level="9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LO-norma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-0.00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omment" style:family="paragraph" style:parent-style-name="LO-normal">
      <style:paragraph-properties fo:margin-top="0cm" fo:margin-bottom="0.212cm" style:contextual-spacing="false"/>
      <style:text-properties fo:color="#0000ff" loext:opacity="100%" fo:font-style="italic" style:font-style-asian="italic" style:font-size-complex="10pt"/>
    </style:style>
    <style:style style:name="_5f_Display_20_Text" style:display-name="_Display Tex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fo:color="#000000" loext:opacity="100%" style:text-position="sub 58%" style:font-name="Calibri" fo:font-family="Calibri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font-variant="small-caps" style:text-position="0% 100%" style:font-name="Arial" fo:font-family="Arial" style:font-family-generic="roman" style:font-pitch="variable" fo:font-size="16pt" fo:font-weight="bold" style:text-blinking="false" style:font-size-asian="16pt" style:font-weight-asian="bold" style:text-emphasize="none" style:text-scale="100%"/>
    </style:style>
    <style:style style:name="Título_20_2_20_Char" style:display-name="Título 2 Char" style:family="text">
      <style:text-properties style:text-position="0% 100%" style:font-name="Arial" fo:font-family="Arial" style:font-family-generic="roman" style:font-pitch="variable" fo:font-size="14pt" fo:font-weight="bold" style:text-blinking="false" style:font-size-asian="14pt" style:font-weight-asian="bold" style:text-emphasize="none" style:text-scale="100%"/>
    </style:style>
    <style:style style:name="Título_20_3_20_Char" style:display-name="Título 3 Char" style:family="text">
      <style:text-properties style:text-position="0% 100%" style:font-name="Arial" fo:font-family="Arial" style:font-family-generic="roman" style:font-pitch="variable" fo:font-size="12pt" fo:font-weight="bold" style:text-blinking="false" style:font-size-asian="12pt" style:font-weight-asian="bold" style:text-emphasize="none" style:text-scale="100%"/>
    </style:style>
    <style:style style:name="Título_20_4_20_Char" style:display-name="Título 4 Char" style:family="text">
      <style:text-properties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5_20_Char" style:display-name="Título 5 Char" style:family="text">
      <style:text-properties fo:font-variant="small-caps"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6_20_Char" style:display-name="Título 6 Char" style:family="text">
      <style:text-properties style:text-position="0% 100%" fo:font-size="12pt" fo:font-style="italic" style:text-blinking="false" style:font-size-asian="12pt" style:font-style-asian="italic" style:text-emphasize="none" style:text-scale="100%"/>
    </style:style>
    <style:style style:name="Título_20_7_20_Char" style:display-name="Título 7 Char" style:family="text">
      <style:text-properties style:text-position="0% 100%" style:font-name="Arial" fo:font-family="Arial" style:font-family-generic="roman" style:font-pitch="variable" fo:font-size="12pt" style:text-blinking="false" style:font-size-asian="12pt" style:text-emphasize="none" style:text-scale="100%"/>
    </style:style>
    <style:style style:name="Título_20_8_20_Char" style:display-name="Título 8 Char" style:family="text">
      <style:text-properties style:text-position="0% 100%" style:font-name="Arial" fo:font-family="Arial" style:font-family-generic="roman" style:font-pitch="variable" fo:font-size="12pt" fo:font-style="italic" style:text-blinking="false" style:font-size-asian="12pt" style:font-style-asian="italic" style:text-emphasize="none" style:text-scale="100%"/>
    </style:style>
    <style:style style:name="Título_20_9_20_Char" style:display-name="Título 9 Char" style:family="text">
      <style:text-properties style:text-position="0% 100%" style:font-name="Arial" fo:font-family="Arial" style:font-family-generic="roman" style:font-pitch="variable" fo:font-size="9pt" fo:font-style="italic" fo:font-weight="bold" style:text-blinking="false" style:font-size-asian="9pt" style:font-style-asian="italic" style:font-weight-asian="bold" style:text-emphasize="none" style:text-scale="100%"/>
    </style:style>
    <style:style style:name="Cabeçalho_20_Char" style:display-name="Cabeçalho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Rodapé_20_Char" style:display-name="Rodapé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Internet_20_link" style:display-name="Internet link" style:family="text">
      <style:text-properties fo:color="#0563c1" loext:opacity="100%"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Unresolved_20_Mention" style:display-name="Unresolved Mention" style:family="text">
      <style:text-properties fo:color="#605e5c" loext:opacity="100%" style:text-position="0% 100%" fo:font-size="12pt" style:text-blinking="false" fo:background-color="#e1dfdd" style:font-size-asian="12pt" style:text-emphasize="none" style:text-scale="100%"/>
    </style:style>
    <style:style style:name="ListLabel_20_1" style:display-name="ListLabel 1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Roboto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M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P4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MP6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T1" style:family="text">
      <style:text-properties style:font-name="Arial" fo:font-weight="bold" style:font-name-asian="Arial2" style:font-weight-asian="bold" style:font-name-complex="Arial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0.476cm" fo:margin-bottom="0.026cm" fo:margin-left="2.999cm" fo:margin-right="2.09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  <style:footer>
        <text:p text:style-name="MP2"><draw:custom-shape text:anchor-type="as-char" style:rel-width="100%" draw:z-index="6" draw:name="Forma2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4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image3.jpg" text:anchor-type="as-char" svg:width="4.516cm" svg:height="1.635cm" draw:z-index="0"><draw:image xlink:href="Pictures/10000000000001820000008C3EB50D1656BA85B6.jpg" xlink:type="simple" xlink:show="embed" xlink:actuate="onLoad" draw:mime-type="image/jpeg"/></draw:frame><text:span text:style-name="MT1"><text:tab/><text:tab/></text:span><draw:frame draw:style-name="Mfr1" draw:name="image5.png" text:anchor-type="as-char" svg:width="2.531cm" svg:height="1.699cm" draw:z-index="1"><draw:image xlink:href="Pictures/10000001000000A800000072A58264660B1DB29F.png" xlink:type="simple" xlink:show="embed" xlink:actuate="onLoad" draw:mime-type="image/png"/></draw:frame><text:span text:style-name="MT1"> <text:s/><text:tab/></text:span><draw:frame draw:style-name="Mfr1" draw:name="image1.png" text:anchor-type="as-char" svg:width="5.644cm" svg:height="1.348cm" draw:z-index="2"><draw:image xlink:href="Pictures/100000010000018D0000005EF6DA12017891606E.png" xlink:type="simple" xlink:show="embed" xlink:actuate="onLoad" draw:mime-type="image/png"/></draw:frame></text:p>
        <text:p text:style-name="MP5"><draw:custom-shape text:anchor-type="as-char" style:rel-width="100%" draw:z-index="3" draw:name="Forma1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6">FRANCA, 14/08/2023</text:p>
      </style:header>
      <style:footer>
        <text:p text:style-name="MP2"><draw:custom-shape text:anchor-type="as-char" style:rel-width="100%" draw:z-index="7" draw:name="Forma3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1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7:32:00</meta:creation-date>
    <meta:initial-creator>Fernando</meta:initial-creator>
    <dc:language>pt-BR</dc:language>
    <dc:date>2023-09-18T18:11:15.284791461</dc:date>
    <meta:editing-cycles>3</meta:editing-cycles>
    <meta:editing-duration>PT3H35M32S</meta:editing-duration>
    <meta:generator>LibreOffice/7.3.7.2$Linux_X86_64 LibreOffice_project/30$Build-2</meta:generator>
    <meta:document-statistic meta:table-count="0" meta:image-count="3" meta:object-count="0" meta:page-count="4" meta:paragraph-count="75" meta:word-count="606" meta:character-count="4098" meta:non-whitespace-character-count="3533"/>
    <meta:user-defined meta:name="AppVersion">15.0000</meta:user-defined>
  </office:meta>
</office:document-meta>
</file>